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631" officeooo:paragraph-rsid="0004d6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estratto conto Condominio Puccini 3</text:p>
      <text:p text:style-name="P1"/>
      <text:p text:style-name="P1">1) 01/10/2024 <text:s/>pagamento euro 767,00 a favore di ACinque Tecnologie</text:p>
      <text:p text:style-name="P1"><text:s text:c="4"/>Evidentemente relativo all’esercizio 2023/24</text:p>
      <text:p text:style-name="P1"><text:s text:c="4"/>Non risultano fatture pari all’importo pagato ne fatture che sommate diano quell’importo</text:p>
      <text:p text:style-name="P1"><text:s text:c="4"/>emesse da Acinquetecnologie ne in MioCondominio ne analizzando il consuntivo 2023/24</text:p>
      <text:p text:style-name="P1"/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48:37.432823223</meta:creation-date>
    <dc:date>2025-05-23T10:55:39.045269782</dc:date>
    <meta:editing-duration>PT7M2S</meta:editing-duration>
    <meta:editing-cycles>1</meta:editing-cycles>
    <meta:document-statistic meta:table-count="0" meta:image-count="0" meta:object-count="0" meta:page-count="1" meta:paragraph-count="6" meta:word-count="43" meta:character-count="339" meta:non-whitespace-character-count="287"/>
    <meta:generator>LibreOffice/7.3.5.2$Linux_X86_64 LibreOffice_project/30$Build-2</meta:generator>
  </office:meta>
</office:document-meta>
</file>